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7A710D0F0F259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11.6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813cm" fo:min-width="3.301cm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2.438cm" fo:min-width="3.402cm"/>
    </style:style>
    <style:style style:name="gr6" style:family="graphic" style:parent-style-name="standard">
      <style:graphic-properties draw:marker-start="Arrow" draw:marker-end="Arrow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6cm" fo:min-width="2.682cm"/>
    </style:style>
    <style:style style:name="gr8" style:family="graphic" style:parent-style-name="standard">
      <style:graphic-properties draw:marker-start="Arrow" draw:marker-end="Arrow" draw:textarea-vertical-align="middle"/>
    </style:style>
    <style:style style:name="gr9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4.45cm" fo:min-width="2.6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528cm" fo:min-width="0.35cm"/>
    </style:style>
    <style:style style:name="gr13" style:family="graphic" style:parent-style-name="standard">
      <style:graphic-properties draw:stroke="dash" draw:stroke-dash="Fine_20_Dashed" draw:fill="bitmap" draw:fill-color="#729fcf" draw:fill-image-name="Empty" draw:auto-grow-height="false" fo:min-height="17.951cm" fo:min-width="18.801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bitmap" draw:fill-color="#729fcf" draw:fill-image-name="Empty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7.9cm" svg:x="1.5cm" svg:y="1.6cm">
          <text:p text:style-name="P1">Client</text:p>
          <text:p text:style-name="P1">(some user)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cm" svg:height="11.9cm" svg:x="9.6cm" svg:y="1.6cm">
          <text:p text:style-name="P1">Reverse</text:p>
          <text:p text:style-name="P1">Proxy</text:p>
          <text:p text:style-name="P1">(NGINX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.3cm" svg:x="15.5cm" svg:y="1.7cm">
          <text:p text:style-name="P1"><text:span text:style-name="T1">Static Files:</text:span></text:p>
          <text:p text:style-name="P1"><text:span text:style-name="T1">HTML,</text:span></text:p>
          <text:p text:style-name="P1"><text:span text:style-name="T1">CSS,</text:span></text:p>
          <text:p text:style-name="P1"><text:span text:style-name="T1">J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1" draw:id="id1" draw:layer="layout" svg:width="5cm" svg:height="3.4cm" svg:x="15.2cm" svg:y="10cm">
          <text:p text:style-name="P1">Django App</text:p>
          <text:p text:style-name="P1">(for app logic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901cm" svg:height="4.3cm" svg:x="15.699cm" svg:y="5.2cm">
          <text:p text:style-name="P1"><text:span text:style-name="T2">User RAW files</text:span></text:p>
          <text:p text:style-name="P1"><text:span text:style-name="T2">(though file </text:span></text:p>
          <text:p text:style-name="P1"><text:span text:style-name="T2">storage serve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line-skew="-0.001cm" svg:x1="20.2cm" svg:y1="11.7cm" svg:x2="19.6cm" svg:y2="7.35cm" draw:start-shape="id1" draw:start-glue-point="1" draw:end-shape="id2" draw:end-glue-point="8" svg:d="M20200 11700h500v-4350h-1100" svg:viewBox="0 0 1101 4351">
          <text:p text:style-name="P1"/>
        </draw:connector>
        <draw:custom-shape draw:style-name="gr7" draw:text-style-name="P1" xml:id="id3" draw:id="id3" draw:layer="layout" svg:width="4.5cm" svg:height="2.7cm" svg:x="23.4cm" svg:y="10.3cm">
          <text:p text:style-name="P1"><text:span text:style-name="T3">Database</text:span></text:p>
          <text:p text:style-name="P1"><text:span text:style-name="T3">(MySQ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20.2cm" svg:y1="11.7cm" svg:x2="23.4cm" svg:y2="11.65cm" draw:start-shape="id1" draw:start-glue-point="1" draw:end-shape="id3" draw:end-glue-point="6" svg:d="M20200 11700h1600v-50h1600" svg:viewBox="0 0 3201 51">
          <text:p/>
        </draw:connector>
        <draw:line draw:style-name="gr9" draw:text-style-name="P2" draw:layer="layout" svg:x1="15.2cm" svg:y1="11.6cm" svg:x2="12.6cm" svg:y2="11.6cm">
          <text:p/>
        </draw:line>
        <draw:line draw:style-name="gr10" draw:text-style-name="P2" draw:layer="layout" svg:x1="15.7cm" svg:y1="7.4cm" svg:x2="12.7cm" svg:y2="7.4cm">
          <text:p/>
        </draw:line>
        <draw:line draw:style-name="gr10" draw:text-style-name="P2" draw:layer="layout" svg:x1="15.5cm" svg:y1="3.3cm" svg:x2="12.7cm" svg:y2="3.3cm">
          <text:p/>
        </draw:line>
        <draw:custom-shape draw:style-name="gr11" draw:text-style-name="P1" xml:id="id5" draw:id="id5" draw:layer="layout" svg:width="3.1cm" svg:height="4.7cm" svg:x="9.6cm" svg:y="14.7cm">
          <text:p text:style-name="P1">Render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cm" svg:y1="17.2cm" svg:x2="9.6cm" svg:y2="17.2cm">
          <text:p/>
        </draw:line>
        <draw:line draw:style-name="gr9" draw:text-style-name="P2" draw:layer="layout" svg:x1="6cm" svg:y1="7.4cm" svg:x2="9.7cm" svg:y2="7.4cm">
          <text:p/>
        </draw:line>
        <draw:custom-shape draw:style-name="gr12" draw:text-style-name="P3" draw:layer="layout" svg:width="1.2cm" svg:height="1.1cm" svg:x="13.7cm" svg:y="6.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7.1cm" svg:y="15.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13.8cm" svg:y="2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7cm" svg:y="6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13.5cm" svg:y="10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21.7cm" svg:y="11.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1cm" svg:x="20.9cm" svg:y="7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15cm" svg:y1="13.5cm" svg:x2="11.15cm" svg:y2="14.7cm" draw:start-shape="id4" draw:start-glue-point="2" draw:end-shape="id5" draw:end-glue-point="0" svg:d="M11150 13500v1200" svg:viewBox="0 0 1 1201">
          <text:p/>
        </draw:connector>
        <draw:custom-shape draw:style-name="gr12" draw:text-style-name="P3" draw:layer="layout" svg:width="1.2cm" svg:height="1.1cm" svg:x="11.4cm" svg:y="13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9.3cm" svg:height="18.2cm" svg:x="8.9cm" svg:y="1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5" draw:layer="layout" svg:width="7.102cm" svg:height="1.352cm" svg:x="21cm" svg:y="18cm">
          <draw:text-box>
            <text:p><text:span text:style-name="T4">SERVER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7A710D0F0F2593E6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0:44:32.562667656</meta:creation-date>
    <dc:date>2018-01-15T10:59:58.129565591</dc:date>
    <meta:editing-duration>PT4M55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